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1b11df" officeooo:paragraph-rsid="001b11d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1b11df" officeooo:paragraph-rsid="001bb3a2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color="#00cc00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bb3a2" officeooo:paragraph-rsid="001bb3a2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c6986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c6986" officeooo:paragraph-rsid="001c6986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d1254" officeooo:paragraph-rsid="001d1254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e80c2" officeooo:paragraph-rsid="001e80c2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fabce" officeooo:paragraph-rsid="001fabce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color="#ff3333" fo:font-size="18pt" officeooo:rsid="001c6986" officeooo:paragraph-rsid="001c6986" style:font-size-asian="18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fo:color="#ff3333" fo:font-size="18pt" officeooo:rsid="001d1254" officeooo:paragraph-rsid="001d1254" style:font-size-asian="18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fo:color="#ff3333" fo:font-size="18pt" officeooo:rsid="001e80c2" officeooo:paragraph-rsid="001e80c2" style:font-size-asian="18pt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fo:color="#ff3333" fo:font-size="18pt" officeooo:rsid="001fabce" officeooo:paragraph-rsid="001fabce" style:font-size-asian="18pt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fo:color="#ff3333" fo:font-size="18pt" fo:font-weight="bold" officeooo:rsid="001c6986" officeooo:paragraph-rsid="001c6986" style:font-size-asian="18pt" style:font-weight-asian="bold" style:font-size-complex="1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3465a4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3465a4" fo:font-size="14pt" fo:font-style="normal" fo:font-weight="bold" officeooo:rsid="001b11df" officeooo:paragraph-rsid="001bb3a2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9900ff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9900ff" fo:font-size="14pt" fo:font-weight="bold" officeooo:rsid="001bb3a2" officeooo:paragraph-rsid="001bb3a2" style:font-size-asian="14pt" style:font-weight-asian="bold" style:font-size-complex="14pt" style:font-weight-complex="bold"/>
    </style:style>
    <style:style style:name="T1" style:family="text">
      <style:text-properties officeooo:rsid="001fab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_1909582448"/>Gestion des taches 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9">Fonctionnalité attendu</text:p>
          </table:table-cell>
          <table:table-cell table:style-name="Tableau1.A1" office:value-type="string">
            <text:p text:style-name="P18">Liste des taches</text:p>
          </table:table-cell>
          <table:table-cell table:style-name="Tableau1.A1" office:value-type="string">
            <text:p text:style-name="P18">TO DO</text:p>
          </table:table-cell>
          <table:table-cell table:style-name="Tableau1.A1" office:value-type="string">
            <text:p text:style-name="P18">DOING</text:p>
          </table:table-cell>
          <table:table-cell table:style-name="Tableau1.E1" office:value-type="string">
            <text:p text:style-name="P18">D<text:span text:style-name="T1">ONE</text:span></text:p>
          </table:table-cell>
        </table:table-row>
        <table:table-row>
          <table:table-cell table:style-name="Tableau1.A2" office:value-type="string">
            <text:p text:style-name="P16">Consulter les vidéo youtube favorites, classées par catégories.</text:p>
          </table:table-cell>
          <table:table-cell table:style-name="Tableau1.A2" office:value-type="string">
            <text:p text:style-name="P10"/>
            <text:p text:style-name="P10">Création des maquettes.</text:p>
          </table:table-cell>
          <table:table-cell table:style-name="Tableau1.A2" office:value-type="string">
            <text:p text:style-name="P3"/>
            <text:p text:style-name="P15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7">Après sélection d'une catégorie, pouvoir trier de la plus récente à la plus ancienne.</text:p>
          </table:table-cell>
          <table:table-cell table:style-name="Tableau1.A2" office:value-type="string">
            <text:p text:style-name="P10"/>
            <text:p text:style-name="P10"/>
            <text:p text:style-name="P10"/>
            <text:p text:style-name="P10">Création du doc.</text:p>
          </table:table-cell>
          <table:table-cell table:style-name="Tableau1.A2" office:value-type="string">
            <text:p text:style-name="P3"/>
            <text:p text:style-name="P3"/>
            <text:p text:style-name="P15">X</text:p>
          </table:table-cell>
          <table:table-cell table:style-name="Tableau1.A2" office:value-type="string">
            <text:p text:style-name="P3"/>
            <text:p text:style-name="P3"/>
            <text:p text:style-name="P4">X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6">Pouvoir faire des recherches sur les titres des vidéos.</text:p>
          </table:table-cell>
          <table:table-cell table:style-name="Tableau1.A2" office:value-type="string">
            <text:p text:style-name="P5">Créer la table de BDD pour les vidéo.</text:p>
          </table:table-cell>
          <table:table-cell table:style-name="Tableau1.A2" office:value-type="string">
            <text:p text:style-name="P3"/>
            <text:p text:style-name="P11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6">Accéder à mon espace privé pour gérer les vidéo.</text:p>
          </table:table-cell>
          <table:table-cell table:style-name="Tableau1.A2" office:value-type="string">
            <text:p text:style-name="P5"/>
            <text:p text:style-name="P5"/>
            <text:p text:style-name="P5">Créer la table utilisateur.</text:p>
          </table:table-cell>
          <table:table-cell table:style-name="Tableau1.A2" office:value-type="string">
            <text:p text:style-name="P3"/>
            <text:p text:style-name="P11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6">Ajouter/modifier/supprimer des catégories pour classer des vidéos.</text:p>
          </table:table-cell>
          <table:table-cell table:style-name="Tableau1.A2" office:value-type="string">
            <text:p text:style-name="P3"/>
            <text:p text:style-name="P7">Créer une page de connexion.</text:p>
          </table:table-cell>
          <table:table-cell table:style-name="Tableau1.A2" office:value-type="string">
            <text:p text:style-name="P3"/>
            <text:p text:style-name="P12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6">Ajouter/modifier/supprimer des vidéos.</text:p>
          </table:table-cell>
          <table:table-cell table:style-name="Tableau1.A2" office:value-type="string">
            <text:p text:style-name="P7"/>
            <text:p text:style-name="P7">Créer une page de déconnexion.</text:p>
          </table:table-cell>
          <table:table-cell table:style-name="Tableau1.A2" office:value-type="string">
            <text:p text:style-name="P3"/>
            <text:p text:style-name="P13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6">Définir un mot de passe optionnel pour chaque vidéo. Elle sera visible que par soumission de Mot de passe <text:soft-page-break/>par le visiteur.</text:p>
          </table:table-cell>
          <table:table-cell table:style-name="Tableau1.A2" office:value-type="string">
            <text:p text:style-name="P8"/>
            <text:p text:style-name="P8">Création de la page qui liste les catégories. </text:p>
          </table:table-cell>
          <table:table-cell table:style-name="Tableau1.A2" office:value-type="string">
            <text:p text:style-name="P3"/>
            <text:p text:style-name="P3"/>
            <text:p text:style-name="P14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7">Ajouter des commentaires à une vidéo.</text:p>
          </table:table-cell>
          <table:table-cell table:style-name="Tableau1.A2" office:value-type="string">
            <text:p text:style-name="P9"/>
            <text:p text:style-name="P9">Création du menu.</text:p>
          </table:table-cell>
          <table:table-cell table:style-name="Tableau1.A2" office:value-type="string">
            <text:p text:style-name="P3"/>
            <text:p text:style-name="P14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6">Valider et supprimer les commentaires des vidéo.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</table:table>
      <text:p text:style-name="P1"><text:bookmark-end text:name="__DdeLink__1_1909582448"/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09:22:58.778234103</meta:creation-date>
    <dc:date>2016-10-21T10:32:17.963289626</dc:date>
    <meta:editing-duration>PT53M45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2" meta:paragraph-count="32" meta:word-count="145" meta:character-count="866" meta:non-whitespace-character-count="751"/>
  </office:meta>
</office:document-meta>
</file>